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7e93" officeooo:paragraph-rsid="00157e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#4</text:p>
      <text:p text:style-name="P1"/>
      <text:p text:style-name="P1">Print all the numbers greater than the one entered from keyboard.</text:p>
      <text:p text:style-name="P1"># You must treat all the data as unsigned numbers!!!</text:p>
      <text:p text:style-name="P1"># So, you need to use unsigned comparison branch instructions</text:p>
      <text:p text:style-name="P1"/>
      <text:p text:style-name="P1">unsigned int N;</text:p>
      <text:p text:style-name="P1">unsigned int array[ ] ={-2, -2, 3, 3, 5, 0, 0, 0, 1, 1, 0, 0, 0, 99, -1, -1, -1, 2, 2, 2};</text:p>
      <text:p text:style-name="P1"/>
      <text:p text:style-name="P1">N ← from keyboard</text:p>
      <text:p text:style-name="P1">for (i=0; i&lt;array_size; i++)</text:p>
      <text:p text:style-name="P1">if( N &gt; array[i] ) print N</text:p>
      <text:p text:style-name="P1"/>
      <text:p text:style-name="P1"/>
      <text:p text:style-name="P1">------------------------------------------------------------------</text:p>
      <text:p text:style-name="P1">in MIPS,</text:p>
      <text:p text:style-name="P1"/>
      <text:p text:style-name="P1"/>
      <text:p text:style-name="P1">.data</text:p>
      <text:p text:style-name="P1">.align 2<text:tab/><text:tab/><text:tab/><text:tab/><text:tab/> <text:s text:c="7"/>#align n --&gt; next allocation starts at 2^n boundary</text:p>
      <text:p text:style-name="P1">array: .word -2, -2, 3, 3, 5, 0, 0, 0, 1, 1, 0, 0, 0, 99, -1, -1, -1, 2, 2, 2</text:p>
      <text:p text:style-name="P1">n_elem: .word 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0:02:07.592795448</meta:creation-date>
    <dc:date>2020-04-09T20:10:16.393056738</dc:date>
    <meta:editing-duration>PT8M10S</meta:editing-duration>
    <meta:editing-cycles>1</meta:editing-cycles>
    <meta:document-statistic meta:table-count="0" meta:image-count="0" meta:object-count="0" meta:page-count="1" meta:paragraph-count="15" meta:word-count="116" meta:character-count="609" meta:non-whitespace-character-count="497"/>
    <meta:generator>LibreOffice/6.0.7.3$Linux_X86_64 LibreOffice_project/00m0$Build-3</meta:generator>
  </office:meta>
</office:document-meta>
</file>